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0.00502422">
            <text:p>0,00502422</text:p>
          </table:table-cell>
          <table:table-cell office:value-type="float" office:value="0.794118">
            <text:p>0,794118</text:p>
          </table:table-cell>
          <table:table-cell office:value-type="float" office:value="0.267717">
            <text:p>0,267717</text:p>
          </table:table-cell>
          <table:table-cell office:value-type="float" office:value="-0.180419">
            <text:p>-0,180419</text:p>
          </table:table-cell>
          <table:table-cell office:value-type="float" office:value="4.76864">
            <text:p>4,76864</text:p>
          </table:table-cell>
          <table:table-cell office:value-type="float" office:value="0.00226886">
            <text:p>0,00226886</text:p>
          </table:table-cell>
          <table:table-cell office:value-type="float" office:value="0.238281">
            <text:p>0,238281</text:p>
          </table:table-cell>
          <table:table-cell office:value-type="float" office:value="0.0286812">
            <text:p>0,0286812</text:p>
          </table:table-cell>
          <table:table-cell office:value-type="float" office:value="0.0346411">
            <text:p>0,0346411</text:p>
          </table:table-cell>
          <table:table-cell office:value-type="float" office:value="0.574224">
            <text:p>0,574224</text:p>
          </table:table-cell>
          <table:table-cell office:value-type="float" office:value="0.0267956">
            <text:p>0,0267956</text:p>
          </table:table-cell>
          <table:table-cell office:value-type="float" office:value="1.32047">
            <text:p>1,32047</text:p>
          </table:table-cell>
        </table:table-row>
        <table:table-row table:style-name="ro1">
          <table:table-cell office:value-type="float" office:value="0.00317824">
            <text:p>0,00317824</text:p>
          </table:table-cell>
          <table:table-cell table:style-name="ce1" office:value-type="float" office:value="1.5">
            <text:p>1,5</text:p>
          </table:table-cell>
          <table:table-cell office:value-type="float" office:value="0.472441">
            <text:p>0,472441</text:p>
          </table:table-cell>
          <table:table-cell office:value-type="float" office:value="0.170687">
            <text:p>0,170687</text:p>
          </table:table-cell>
          <table:table-cell office:value-type="float" office:value="4.20498">
            <text:p>4,20498</text:p>
          </table:table-cell>
          <table:table-cell office:value-type="float" office:value="0.00369393">
            <text:p>0,00369393</text:p>
          </table:table-cell>
          <table:table-cell office:value-type="float" office:value="0.390625">
            <text:p>0,390625</text:p>
          </table:table-cell>
          <table:table-cell office:value-type="float" office:value="0.0378704">
            <text:p>0,0378704</text:p>
          </table:table-cell>
          <table:table-cell office:value-type="float" office:value="0.0313261">
            <text:p>0,0313261</text:p>
          </table:table-cell>
          <table:table-cell office:value-type="float" office:value="0.806197">
            <text:p>0,806197</text:p>
          </table:table-cell>
          <table:table-cell office:value-type="float" office:value="0.0878645">
            <text:p>0,0878645</text:p>
          </table:table-cell>
          <table:table-cell table:style-name="ce1" office:value-type="float" office:value="1.5549">
            <text:p>1,5549</text:p>
          </table:table-cell>
        </table:table-row>
        <table:table-row table:style-name="ro1">
          <table:table-cell office:value-type="float" office:value="0.007056">
            <text:p>0,007056</text:p>
          </table:table-cell>
          <table:table-cell office:value-type="float" office:value="0.614035">
            <text:p>0,614035</text:p>
          </table:table-cell>
          <table:table-cell office:value-type="float" office:value="0.448819">
            <text:p>0,448819</text:p>
          </table:table-cell>
          <table:table-cell office:value-type="float" office:value="-0.196217">
            <text:p>-0,196217</text:p>
          </table:table-cell>
          <table:table-cell office:value-type="float" office:value="4.93233">
            <text:p>4,93233</text:p>
          </table:table-cell>
          <table:table-cell office:value-type="float" office:value="0.00275234">
            <text:p>0,00275234</text:p>
          </table:table-cell>
          <table:table-cell office:value-type="float" office:value="0.359375">
            <text:p>0,359375</text:p>
          </table:table-cell>
          <table:table-cell office:value-type="float" office:value="0.0441835">
            <text:p>0,0441835</text:p>
          </table:table-cell>
          <table:table-cell office:value-type="float" office:value="0.0364601">
            <text:p>0,0364601</text:p>
          </table:table-cell>
          <table:table-cell office:value-type="float" office:value="0.519556">
            <text:p>0,519556</text:p>
          </table:table-cell>
          <table:table-cell office:value-type="float" office:value="-0.0300731">
            <text:p>-0,0300731</text:p>
          </table:table-cell>
          <table:table-cell office:value-type="float" office:value="0.868526">
            <text:p>0,868526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MIN([.A1:.A6])" office:value-type="float" office:value="0.00317824">
            <text:p>0,00317824</text:p>
          </table:table-cell>
          <table:table-cell table:formula="of:=MIN([.B1:.B6])" office:value-type="float" office:value="0.614035">
            <text:p>0,614035</text:p>
          </table:table-cell>
          <table:table-cell table:formula="of:=MIN([.C1:.C6])" office:value-type="float" office:value="0.267717">
            <text:p>0,267717</text:p>
          </table:table-cell>
          <table:table-cell table:formula="of:=MIN([.D1:.D6])" office:value-type="float" office:value="-0.196217">
            <text:p>-0,196217</text:p>
          </table:table-cell>
          <table:table-cell table:formula="of:=MIN([.E1:.E6])" office:value-type="float" office:value="4.20498">
            <text:p>4,20498</text:p>
          </table:table-cell>
          <table:table-cell table:formula="of:=MIN([.F1:.F6])" office:value-type="float" office:value="0.00226886">
            <text:p>0,00226886</text:p>
          </table:table-cell>
          <table:table-cell table:formula="of:=MIN([.G1:.G6])" office:value-type="float" office:value="0.238281">
            <text:p>0,238281</text:p>
          </table:table-cell>
          <table:table-cell table:formula="of:=MIN([.H1:.H6])" office:value-type="float" office:value="0.0286812">
            <text:p>0,0286812</text:p>
          </table:table-cell>
          <table:table-cell table:formula="of:=MIN([.I1:.I6])" office:value-type="float" office:value="0.0313261">
            <text:p>0,0313261</text:p>
          </table:table-cell>
          <table:table-cell table:formula="of:=MIN([.J1:.J6])" office:value-type="float" office:value="0.519556">
            <text:p>0,519556</text:p>
          </table:table-cell>
          <table:table-cell table:formula="of:=MIN([.K1:.K6])" office:value-type="float" office:value="-0.0300731">
            <text:p>-0,0300731</text:p>
          </table:table-cell>
          <table:table-cell table:formula="of:=MIN([.L1:.L6])" office:value-type="float" office:value="0.868526">
            <text:p>0,868526</text:p>
          </table:table-cell>
        </table:table-row>
        <table:table-row table:style-name="ro1">
          <table:table-cell table:formula="of:=MAX([.A1:.A6])" office:value-type="float" office:value="0.007056">
            <text:p>0,007056</text:p>
          </table:table-cell>
          <table:table-cell table:formula="of:=MAX([.B1:.B6])" office:value-type="float" office:value="1.5">
            <text:p>1,5</text:p>
          </table:table-cell>
          <table:table-cell table:formula="of:=MAX([.C1:.C6])" office:value-type="float" office:value="0.472441">
            <text:p>0,472441</text:p>
          </table:table-cell>
          <table:table-cell table:formula="of:=MAX([.D1:.D6])" office:value-type="float" office:value="0.170687">
            <text:p>0,170687</text:p>
          </table:table-cell>
          <table:table-cell table:formula="of:=MAX([.E1:.E6])" office:value-type="float" office:value="4.93233">
            <text:p>4,93233</text:p>
          </table:table-cell>
          <table:table-cell table:formula="of:=MAX([.F1:.F6])" office:value-type="float" office:value="0.00369393">
            <text:p>0,00369393</text:p>
          </table:table-cell>
          <table:table-cell table:formula="of:=MAX([.G1:.G6])" office:value-type="float" office:value="0.390625">
            <text:p>0,390625</text:p>
          </table:table-cell>
          <table:table-cell table:formula="of:=MAX([.H1:.H6])" office:value-type="float" office:value="0.0441835">
            <text:p>0,0441835</text:p>
          </table:table-cell>
          <table:table-cell table:formula="of:=MAX([.I1:.I6])" office:value-type="float" office:value="0.0364601">
            <text:p>0,0364601</text:p>
          </table:table-cell>
          <table:table-cell table:formula="of:=MAX([.J1:.J6])" office:value-type="float" office:value="0.806197">
            <text:p>0,806197</text:p>
          </table:table-cell>
          <table:table-cell table:formula="of:=MAX([.K1:.K6])" office:value-type="float" office:value="0.0878645">
            <text:p>0,0878645</text:p>
          </table:table-cell>
          <table:table-cell table:formula="of:=MAX([.L1:.L6])" office:value-type="float" office:value="1.5549">
            <text:p>1,55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21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